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Footer">
      <style:paragraph-properties fo:text-align="center" style:justify-single-word="false"/>
    </style:style>
    <style:style style:name="P4" style:family="paragraph" style:parent-style-name="List_20_Contents">
      <style:text-properties officeooo:paragraph-rsid="00174397"/>
    </style:style>
    <style:style style:name="P5" style:family="paragraph" style:parent-style-name="List_20_Contents">
      <style:paragraph-properties fo:margin-top="0cm" fo:margin-bottom="0.499cm" loext:contextual-spacing="false"/>
      <style:text-properties officeooo:paragraph-rsid="00174397"/>
    </style:style>
    <style:style style:name="P6" style:family="paragraph" style:parent-style-name="Preformatted_20_Text">
      <style:paragraph-properties fo:margin-top="0cm" fo:margin-bottom="0.499cm" loext:contextual-spacing="false"/>
      <style:text-properties officeooo:paragraph-rsid="00174397"/>
    </style:style>
    <style:style style:name="P7" style:family="paragraph" style:parent-style-name="Preformatted_20_Text">
      <style:paragraph-properties fo:margin-top="0cm" fo:margin-bottom="0.499cm" loext:contextual-spacing="false"/>
      <style:text-properties officeooo:rsid="002017dc" officeooo:paragraph-rsid="002017dc"/>
    </style:style>
    <style:style style:name="P8" style:family="paragraph" style:parent-style-name="Preformatted_20_Text">
      <style:paragraph-properties fo:margin-top="0cm" fo:margin-bottom="0.499cm" loext:contextual-spacing="false"/>
      <style:text-properties officeooo:paragraph-rsid="0021e0fd"/>
    </style:style>
    <style:style style:name="P9" style:family="paragraph" style:parent-style-name="Preformatted_20_Text">
      <style:paragraph-properties fo:margin-top="0cm" fo:margin-bottom="0.499cm" loext:contextual-spacing="false"/>
      <style:text-properties style:font-name="Liberation Serif" fo:font-size="12pt" officeooo:rsid="002017dc" officeooo:paragraph-rsid="002017dc" style:font-size-asian="12pt" style:font-size-complex="12pt"/>
    </style:style>
    <style:style style:name="P10" style:family="paragraph" style:parent-style-name="List_20_Heading">
      <style:paragraph-properties fo:margin-top="0cm" fo:margin-bottom="0.499cm" loext:contextual-spacing="false"/>
      <style:text-properties officeooo:paragraph-rsid="00174397"/>
    </style:style>
    <style:style style:name="P11"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15" style:family="paragraph" style:parent-style-name="Text_20_body">
      <style:paragraph-properties fo:margin-top="0cm" fo:margin-bottom="0cm" loext:contextual-spacing="false"/>
      <style:text-properties officeooo:paragraph-rsid="00174397"/>
    </style:style>
    <style:style style:name="P16" style:family="paragraph" style:parent-style-name="Text_20_body">
      <style:paragraph-properties fo:margin-top="0cm" fo:margin-bottom="0cm" loext:contextual-spacing="false"/>
      <style:text-properties fo:color="#ff3333" officeooo:rsid="001b23d0" officeooo:paragraph-rsid="00174397"/>
    </style:style>
    <style:style style:name="P17" style:family="paragraph" style:parent-style-name="Table_20_Contents">
      <style:paragraph-properties fo:margin-top="0cm" fo:margin-bottom="0cm" loext:contextual-spacing="false"/>
    </style:style>
    <style:style style:name="P18" style:family="paragraph" style:parent-style-name="Text_20_body">
      <style:text-properties officeooo:paragraph-rsid="00174397"/>
    </style:style>
    <style:style style:name="P19" style:family="paragraph" style:parent-style-name="Text_20_body">
      <style:text-properties officeooo:rsid="001b23d0" officeooo:paragraph-rsid="001b23d0"/>
    </style:style>
    <style:style style:name="P20" style:family="paragraph" style:parent-style-name="Text_20_body">
      <style:text-properties officeooo:rsid="001b23d0" officeooo:paragraph-rsid="00174397"/>
    </style:style>
    <style:style style:name="P21" style:family="paragraph" style:parent-style-name="Text_20_body">
      <style:text-properties officeooo:rsid="001b23d0" officeooo:paragraph-rsid="0021e0fd"/>
    </style:style>
    <style:style style:name="P22" style:family="paragraph" style:parent-style-name="Text_20_body">
      <style:text-properties style:font-name="Liberation Serif" officeooo:paragraph-rsid="00174397"/>
    </style:style>
    <style:style style:name="P23"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4" style:family="paragraph" style:parent-style-name="Text_20_body">
      <style:text-properties officeooo:paragraph-rsid="0021e0fd"/>
    </style:style>
    <style:style style:name="P25" style:family="paragraph" style:parent-style-name="Text_20_body">
      <style:text-properties officeooo:rsid="002017dc" officeooo:paragraph-rsid="002017dc"/>
    </style:style>
    <style:style style:name="P26" style:family="paragraph" style:parent-style-name="Table_20_Contents">
      <style:paragraph-properties fo:margin-left="0cm" fo:margin-right="0cm" fo:margin-top="0cm" fo:margin-bottom="0cm" loext:contextual-spacing="false" fo:text-indent="0cm" style:auto-text-indent="false"/>
    </style:style>
    <style:style style:name="P27"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P28" style:family="paragraph" style:parent-style-name="Text_20_body">
      <style:paragraph-properties fo:margin-left="0cm" fo:margin-right="0cm" fo:text-indent="0cm" style:auto-text-indent="false"/>
      <style:text-properties officeooo:paragraph-rsid="00174397"/>
    </style:style>
    <style:style style:name="P29" style:family="paragraph" style:parent-style-name="Text_20_body">
      <style:paragraph-properties fo:margin-left="0cm" fo:margin-right="0cm" fo:margin-top="0cm" fo:margin-bottom="0.661cm" loext:contextual-spacing="false" fo:orphans="2" fo:widows="2" fo:text-indent="0cm" style:auto-text-indent="false"/>
    </style:style>
    <style:style style:name="P30"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31"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rsid="0021e0fd" officeooo:paragraph-rsid="0021e0fd"/>
    </style:style>
    <style:style style:name="P32"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3"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34"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35" style:family="paragraph" style:parent-style-name="Text_20_body">
      <style:paragraph-properties fo:margin-left="1cm" fo:margin-right="0cm" fo:text-indent="0cm" style:auto-text-indent="false"/>
      <style:text-properties officeooo:paragraph-rsid="00174397"/>
    </style:style>
    <style:style style:name="P36"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37" style:family="paragraph" style:parent-style-name="Heading_20_4">
      <style:paragraph-properties fo:margin-top="0cm" fo:margin-bottom="0.247cm" loext:contextual-spacing="false" fo:orphans="2" fo:widows="2"/>
      <style:text-properties style:font-name="Roboto Slab" fo:font-size="13.5pt" fo:font-weight="bold"/>
    </style:style>
    <style:style style:name="P38" style:family="paragraph" style:parent-style-name="List_20_Heading">
      <style:text-properties officeooo:paragraph-rsid="00174397"/>
    </style:style>
    <style:style style:name="P39" style:family="paragraph" style:parent-style-name="List_20_Heading">
      <style:text-properties fo:font-weight="bold" officeooo:paragraph-rsid="00174397" style:font-weight-asian="bold" style:font-weight-complex="bold"/>
    </style:style>
    <style:style style:name="P40"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41"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2"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Preformatted_20_Text">
      <style:paragraph-properties fo:margin-top="0cm" fo:margin-bottom="0.499cm" loext:contextual-spacing="false"/>
      <style:text-properties officeooo:rsid="002017dc" officeooo:paragraph-rsid="00250eeb"/>
    </style:style>
    <style:style style:name="P48" style:family="paragraph" style:parent-style-name="Preformatted_20_Text">
      <style:paragraph-properties fo:margin-top="0cm" fo:margin-bottom="0.499cm" loext:contextual-spacing="false"/>
      <style:text-properties officeooo:paragraph-rsid="00250eeb"/>
    </style:style>
    <style:style style:name="P49"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50" style:family="paragraph" style:parent-style-name="Heading_20_3">
      <style:text-properties officeooo:paragraph-rsid="00174397"/>
    </style:style>
    <style:style style:name="P51"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52" style:family="paragraph" style:parent-style-name="Heading_20_1">
      <style:text-properties officeooo:paragraph-rsid="00174397"/>
    </style:style>
    <style:style style:name="P53" style:family="paragraph" style:parent-style-name="Heading_20_1">
      <style:paragraph-properties fo:margin-top="0cm" fo:margin-bottom="0cm" loext:contextual-spacing="false"/>
    </style:style>
    <style:style style:name="P54" style:family="paragraph" style:parent-style-name="Heading_20_1">
      <style:paragraph-properties fo:margin-top="0cm" fo:margin-bottom="0cm" loext:contextual-spacing="false"/>
      <style:text-properties officeooo:paragraph-rsid="00174397"/>
    </style:style>
    <style:style style:name="P55"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56" style:family="paragraph" style:parent-style-name="Heading_20_1">
      <style:paragraph-properties fo:margin-top="0cm" fo:margin-bottom="0cm" loext:contextual-spacing="false"/>
      <style:text-properties officeooo:paragraph-rsid="0021e0fd"/>
    </style:style>
    <style:style style:name="P57" style:family="paragraph" style:parent-style-name="Heading_20_2">
      <style:text-properties officeooo:paragraph-rsid="001b23d0"/>
    </style:style>
    <style:style style:name="P58" style:family="paragraph" style:parent-style-name="Heading_20_2">
      <style:text-properties officeooo:paragraph-rsid="002017dc"/>
    </style:style>
    <style:style style:name="P59" style:family="paragraph" style:parent-style-name="Heading_20_2">
      <style:text-properties officeooo:paragraph-rsid="00174397"/>
    </style:style>
    <style:style style:name="P60" style:family="paragraph" style:parent-style-name="Heading_20_2">
      <style:text-properties officeooo:paragraph-rsid="0021e0fd"/>
    </style:style>
    <style:style style:name="P61" style:family="paragraph" style:parent-style-name="Heading_20_2">
      <style:text-properties officeooo:paragraph-rsid="00250eeb"/>
    </style:style>
    <style:style style:name="P62"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63" style:family="paragraph" style:parent-style-name="Text_20_body" style:list-style-name="L1">
      <style:text-properties officeooo:paragraph-rsid="00174397"/>
    </style:style>
    <style:style style:name="P64" style:family="paragraph" style:parent-style-name="Text_20_body" style:list-style-name="L1">
      <style:paragraph-properties fo:margin-top="0cm" fo:margin-bottom="0cm" loext:contextual-spacing="false"/>
      <style:text-properties officeooo:paragraph-rsid="00174397"/>
    </style:style>
    <style:style style:name="P65"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style>
    <style:style style:name="T1" style:family="text">
      <style:text-properties officeooo:rsid="001a177c"/>
    </style:style>
    <style:style style:name="T2" style:family="text">
      <style:text-properties officeooo:rsid="001a6fe9"/>
    </style:style>
    <style:style style:name="T3" style:family="text">
      <style:text-properties officeooo:rsid="00230fa5"/>
    </style:style>
    <style:style style:name="T4" style:family="text">
      <style:text-properties officeooo:rsid="001b23d0"/>
    </style:style>
    <style:style style:name="T5" style:family="text">
      <style:text-properties officeooo:rsid="002017dc"/>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font-name="Lato" fo:font-size="12pt" fo:letter-spacing="normal" fo:font-style="normal" fo:font-weight="normal" fo:background-color="#ffffff" loext:char-shading-value="0"/>
    </style:style>
    <style:style style:name="T8" style:family="text">
      <style:text-properties fo:font-variant="normal" fo:text-transform="none" fo:color="#404040" style:font-name="Lato" fo:font-size="12pt" fo:letter-spacing="normal" fo:font-style="normal" fo:font-weight="normal" officeooo:rsid="00230fa5"/>
    </style:style>
    <style:style style:name="T9" style:family="text">
      <style:text-properties fo:font-variant="normal" fo:text-transform="none" fo:color="#404040" style:font-name="Liberation Serif" fo:font-size="12pt" fo:letter-spacing="normal" fo:font-style="normal" fo:font-weight="normal"/>
    </style:style>
    <style:style style:name="T10" style:family="text">
      <style:text-properties fo:font-variant="normal" fo:text-transform="none" fo:color="#404040" style:font-name="Liberation Serif" fo:font-size="12pt" fo:letter-spacing="normal" fo:font-style="normal" fo:font-weight="normal" officeooo:rsid="002017dc"/>
    </style:style>
    <style:style style:name="T11"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2"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3" style:family="text">
      <style:text-properties fo:font-variant="normal" fo:text-transform="none" fo:color="#404040" fo:letter-spacing="normal" fo:background-color="#ffffff" loext:char-shading-value="0"/>
    </style:style>
    <style:style style:name="T14" style:family="text">
      <style:text-properties fo:font-variant="normal" fo:text-transform="none" fo:color="#333333" style:font-name="Liberation Serif" fo:font-size="12pt" fo:letter-spacing="normal" fo:font-style="normal" fo:font-weight="normal" style:font-size-asian="12pt" style:font-size-complex="12pt"/>
    </style:style>
    <style:style style:name="T15"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8" style:family="text">
      <style:text-properties fo:font-variant="normal" fo:text-transform="none" style:font-name="Lato" fo:font-size="12pt" fo:letter-spacing="normal" fo:font-style="normal" fo:font-weight="normal"/>
    </style:style>
    <style:style style:name="T19"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20" style:family="text">
      <style:text-properties fo:font-variant="normal" fo:text-transform="none" fo:color="#000000" style:font-name="Lato" fo:font-size="12pt" fo:letter-spacing="normal" fo:font-style="normal" fo:font-weight="normal" fo:background-color="#ffffff" loext:char-shading-value="0"/>
    </style:style>
    <style:style style:name="T21"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22"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3" style:family="text">
      <style:text-properties fo:color="#404040" style:font-name="Lato" fo:font-size="9pt" fo:font-weight="normal" loext:padding-left="0.132cm" loext:padding-right="0.132cm" loext:padding-top="0.053cm" loext:padding-bottom="0.053cm" loext:border="0.06pt solid #e1e4e5"/>
    </style:style>
    <style:style style:name="T24" style:family="text">
      <style:text-properties style:font-name="Liberation Serif"/>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2017dc" style:font-size-asian="12pt" style:font-size-complex="12pt"/>
    </style:style>
    <style:style style:name="T27" style:family="text">
      <style:text-properties style:font-name="Liberation Serif" fo:font-size="12pt" officeooo:rsid="00250eeb" style:font-size-asian="12pt" style:font-size-complex="12pt"/>
    </style:style>
    <style:style style:name="T28" style:family="text">
      <style:text-properties style:font-name="Liberation Serif" officeooo:rsid="00250eeb"/>
    </style:style>
    <style:style style:name="T29" style:family="text">
      <style:text-properties officeooo:rsid="0021e0fd"/>
    </style:style>
    <style:style style:name="T30" style:family="text">
      <style:text-properties officeooo:rsid="00250eeb"/>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 - 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 - Installing Bforartists</text:p>
          </text:index-title>
          <text:p text:style-name="P44"><text:a xlink:type="simple" xlink:href="#__RefHeading___Toc1321_413504702" text:style-name="Index_20_Link" text:visited-style-name="Index_20_Link">Getting Bforartists<text:tab/>1</text:a></text:p>
          <text:p text:style-name="P45"><text:a xlink:type="simple" xlink:href="#__RefHeading___Toc871_471001510" text:style-name="Index_20_Link" text:visited-style-name="Index_20_Link">Download Bforartists<text:tab/>1</text:a></text:p>
          <text:p text:style-name="P44"><text:a xlink:type="simple" xlink:href="#__RefHeading___Toc728_3546610667" text:style-name="Index_20_Link" text:visited-style-name="Index_20_Link">Minimum Requirements<text:tab/>1</text:a></text:p>
          <text:p text:style-name="P44"><text:a xlink:type="simple" xlink:href="#__RefHeading___Toc1329_413504702" text:style-name="Index_20_Link" text:visited-style-name="Index_20_Link">Installing on Linux<text:tab/>2</text:a></text:p>
          <text:p text:style-name="P45"><text:a xlink:type="simple" xlink:href="#__RefHeading___Toc1335_413504702" text:style-name="Index_20_Link" text:visited-style-name="Index_20_Link">Running from the terminal<text:tab/>2</text:a></text:p>
          <text:p text:style-name="P45"><text:a xlink:type="simple" xlink:href="#__RefHeading___Toc1337_413504702" text:style-name="Index_20_Link" text:visited-style-name="Index_20_Link">Avoiding Alt+Mouse Conflict<text:tab/>2</text:a></text:p>
          <text:p text:style-name="P45"><text:a xlink:type="simple" xlink:href="#__RefHeading___Toc730_3546610667" text:style-name="Index_20_Link" text:visited-style-name="Index_20_Link">Compiling yourself<text:tab/>3</text:a></text:p>
          <text:p text:style-name="P44"><text:a xlink:type="simple" xlink:href="#__RefHeading___Toc1339_413504702" text:style-name="Index_20_Link" text:visited-style-name="Index_20_Link">Installing on OSX<text:tab/>3</text:a></text:p>
          <text:p text:style-name="P44"><text:a xlink:type="simple" xlink:href="#__RefHeading___Toc1341_413504702" text:style-name="Index_20_Link" text:visited-style-name="Index_20_Link">Installing on MS-Windows<text:tab/>3</text:a></text:p>
          <text:p text:style-name="P45"><text:a xlink:type="simple" xlink:href="#__RefHeading___Toc732_3546610667" text:style-name="Index_20_Link" text:visited-style-name="Index_20_Link">Exe<text:tab/>3</text:a></text:p>
          <text:p text:style-name="P45"><text:a xlink:type="simple" xlink:href="#__RefHeading___Toc734_3546610667" text:style-name="Index_20_Link" text:visited-style-name="Index_20_Link">Zip<text:tab/>3</text:a></text:p>
          <text:p text:style-name="P44"><text:a xlink:type="simple" xlink:href="#__RefHeading___Toc1351_413504702" text:style-name="Index_20_Link" text:visited-style-name="Index_20_Link">Configuration<text:tab/>4</text:a></text:p>
          <text:p text:style-name="P45"><text:a xlink:type="simple" xlink:href="#__RefHeading___Toc1353_413504702" text:style-name="Index_20_Link" text:visited-style-name="Index_20_Link">Language<text:tab/>4</text:a></text:p>
          <text:p text:style-name="P45"><text:a xlink:type="simple" xlink:href="#__RefHeading___Toc1355_413504702" text:style-name="Index_20_Link" text:visited-style-name="Index_20_Link">Input<text:tab/>4</text:a></text:p>
          <text:p text:style-name="P45"><text:a xlink:type="simple" xlink:href="#__RefHeading___Toc1357_413504702" text:style-name="Index_20_Link" text:visited-style-name="Index_20_Link">File and Paths<text:tab/>4</text:a></text:p>
          <text:p text:style-name="P44"><text:a xlink:type="simple" xlink:href="#__RefHeading___Toc1343_413504702" text:style-name="Index_20_Link" text:visited-style-name="Index_20_Link">Input Devices<text:tab/>4</text:a></text:p>
          <text:p text:style-name="P43"><text:a xlink:type="simple" xlink:href="#__RefHeading___Toc738_3546610667" text:style-name="Index_20_Link" text:visited-style-name="Index_20_Link">Mice<text:tab/>5</text:a></text:p>
          <text:p text:style-name="P46"><text:a xlink:type="simple" xlink:href="#__RefHeading___Toc740_3546610667" text:style-name="Index_20_Link" text:visited-style-name="Index_20_Link">Mouse Button Emulation<text:tab/>5</text:a></text:p>
          <text:p text:style-name="P43"><text:a xlink:type="simple" xlink:href="#__RefHeading___Toc742_3546610667" text:style-name="Index_20_Link" text:visited-style-name="Index_20_Link">Keyboards<text:tab/>5</text:a></text:p>
          <text:p text:style-name="P46"><text:a xlink:type="simple" xlink:href="#__RefHeading___Toc744_3546610667" text:style-name="Index_20_Link" text:visited-style-name="Index_20_Link">Numpad Emulation<text:tab/>5</text:a></text:p>
          <text:p text:style-name="P46"><text:a xlink:type="simple" xlink:href="#__RefHeading___Toc746_3546610667" text:style-name="Index_20_Link" text:visited-style-name="Index_20_Link">Non-English Keyboards<text:tab/>5</text:a></text:p>
          <text:p text:style-name="P43"><text:a xlink:type="simple" xlink:href="#__RefHeading___Toc748_3546610667" text:style-name="Index_20_Link" text:visited-style-name="Index_20_Link">Graphic Tablets<text:tab/>5</text:a></text:p>
          <text:p text:style-name="P43"><text:a xlink:type="simple" xlink:href="#__RefHeading___Toc750_3546610667" text:style-name="Index_20_Link" text:visited-style-name="Index_20_Link">3D Mice<text:tab/>5</text:a></text:p>
          <text:p text:style-name="P44"><text:a xlink:type="simple" xlink:href="#__RefHeading___Toc752_3546610667" text:style-name="Index_20_Link" text:visited-style-name="Index_20_Link">Configuring Directories<text:tab/>5</text:a></text:p>
          <text:p text:style-name="P44"><text:a xlink:type="simple" xlink:href="#__RefHeading___Toc1361_413504702" text:style-name="Index_20_Link" text:visited-style-name="Index_20_Link">Platform Dependant Paths<text:tab/>6</text:a></text:p>
          <text:p text:style-name="P43"><text:a xlink:type="simple" xlink:href="#__RefHeading___Toc1363_413504702" text:style-name="Index_20_Link" text:visited-style-name="Index_20_Link">Linux<text:tab/>6</text:a></text:p>
          <text:p text:style-name="P43"><text:a xlink:type="simple" xlink:href="#__RefHeading___Toc1365_413504702" text:style-name="Index_20_Link" text:visited-style-name="Index_20_Link">Mac OSX<text:tab/>6</text:a></text:p>
          <text:p text:style-name="P43"><text:a xlink:type="simple" xlink:href="#__RefHeading___Toc1367_413504702" text:style-name="Index_20_Link" text:visited-style-name="Index_20_Link">MS-Windows<text:tab/>7</text:a></text:p>
          <text:p text:style-name="P45"><text:a xlink:type="simple" xlink:href="#__RefHeading___Toc1369_413504702" text:style-name="Index_20_Link" text:visited-style-name="Index_20_Link">Path Layout<text:tab/>7</text:a></text:p>
          <text:p text:style-name="P45"><text:a xlink:type="simple" xlink:href="#__RefHeading___Toc754_3546610667" text:style-name="Index_20_Link" text:visited-style-name="Index_20_Link">Temporary Directory<text:tab/>8</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4" text:outline-level="1"><text:bookmark-start text:name="__RefHeading___Toc1321_413504702"/>Getting Bforartists<text:bookmark-end text:name="__RefHeading___Toc1321_413504702"/></text:h>
          </table:table-cell>
        </table:table-row>
      </table:table>
      <text:p text:style-name="P15"/>
      <text:h text:style-name="P57" text:outline-level="2"><text:bookmark-start text:name="__RefHeading___Toc871_471001510"/>Download Bforartists<text:bookmark-end text:name="__RefHeading___Toc871_471001510"/></text:h>
      <text:p text:style-name="P22">Bforartists <text:span text:style-name="T5">downloads can be downloaded here: </text:span><text:a xlink:type="simple" xlink:href="https://www.bforartists.de/content/download" text:style-name="Internet_20_link" text:visited-style-name="Visited_20_Internet_20_Link"><text:span text:style-name="T5">https://www.bforartists.de/content/download</text:span></text:a></text:p>
      <text:p text:style-name="P18"><text:span text:style-name="T10">Bforartists</text:span><text:span text:style-name="T9"> is available for download for Linux, macOS and MS-Windows.</text:span><text:span text:style-name="T24"> </text:span><text:span text:style-name="T28">Linux users needs to compile Bforartists by themselves though. We don't have binaries for this OS</text:span></text:p>
      <text:p text:style-name="P19"><text:span text:style-name="T5">There is also the source code available </text:span>at github.<text:span text:style-name="T5"> </text:span><text:a xlink:type="simple" xlink:href="https://github.com/Bforartists/Bforartists" text:style-name="Internet_20_link" text:visited-style-name="Visited_20_Internet_20_Link">https://github.com/Bforartists/Bforartists</text:a></text:p>
      <table:table table:name="Tabelle2" table:style-name="Tabelle2">
        <table:table-column table:style-name="Tabelle2.A"/>
        <table:table-row>
          <table:table-cell table:style-name="Tabelle2.A1" office:value-type="string">
            <text:h text:style-name="P53" text:outline-level="1"><text:bookmark-start text:name="__RefHeading___Toc728_3546610667"/>Minimum Requirements<text:bookmark-end text:name="__RefHeading___Toc728_3546610667"/></text:h>
          </table:table-cell>
        </table:table-row>
      </table:table>
      <text:h text:style-name="P58" text:outline-level="2"><text:bookmark-start text:name="__RefHeading___Toc1323_413504702"/><text:bookmark-end text:name="__RefHeading___Toc1323_413504702"/></text:h>
      <text:p text:style-name="P18"><text:span text:style-name="Strong_20_Emphasis"><text:span text:style-name="T15">Minimum</text:span></text:span></text:p>
      <text:p text:style-name="P41"><text:soft-page-break/>32-bit dual core 2Ghz  CPU with SSE2 support.</text:p>
      <text:p text:style-name="P41">2 GB RAM</text:p>
      <text:p text:style-name="P41">24 bits 1280×768 display</text:p>
      <text:p text:style-name="P41">Mouse or trackpad</text:p>
      <text:p text:style-name="P42">OpenGL 2.1 compatible graphics with 512 MB RAM</text:p>
      <text:p text:style-name="P29"><text:span text:style-name="Strong_20_Emphasis"><text:span text:style-name="T15">Recommended</text:span></text:span></text:p>
      <text:p text:style-name="P41">64-bit quad core CPU</text:p>
      <text:p text:style-name="P41">8 GB RAM</text:p>
      <text:p text:style-name="P41">Full HD display with 24 bit color</text:p>
      <text:p text:style-name="P41">Three button mouse</text:p>
      <text:p text:style-name="P42">OpenGL 3.2 compatible graphics with 2 GB RAM</text:p>
      <text:p text:style-name="P18"/>
      <table:table table:name="Tabelle3" table:style-name="Tabelle3">
        <table:table-column table:style-name="Tabelle3.A"/>
        <table:table-row>
          <table:table-cell table:style-name="Tabelle3.A1" office:value-type="string">
            <text:h text:style-name="P55" text:outline-level="1"><text:bookmark-start text:name="__RefHeading___Toc1329_413504702"/>Installing on Linux<text:bookmark-end text:name="__RefHeading___Toc1329_413504702"/></text:h>
          </table:table-cell>
        </table:table-row>
      </table:table>
      <text:p text:style-name="P18"/>
      <text:h text:style-name="P61" text:outline-level="2">Compiling yourself</text:h>
      <text:p text:style-name="P47"><text:span text:style-name="T25">There may not be the newest version of Bforartists available for Linux. Or not for your Linux distribution.</text:span><text:span text:style-name="T27"> Or not at all.</text:span><text:span text:style-name="T25"> Means you want or need to compile Bforartists from source code. Here you can find a tutorial </text:span><text:span text:style-name="T14">that shows the whole process under Linux Ubuntu 17. Most of the process should work for other Linux distributions too.</text:span></text:p>
      <text:p text:style-name="P48"><text:a xlink:type="simple" xlink:href="https://www.bforartists.de/data/tuts/Building_with_Ubuntu17.pdf" text:style-name="Internet_20_link" text:visited-style-name="Visited_20_Internet_20_Link"><text:span text:style-name="T16">https://www.bforartists.de/data/tuts/Building_with_Ubuntu17.pdf</text:span></text:a><text:span text:style-name="T26"> </text:span></text:p>
      <text:h text:style-name="Heading_20_2" text:outline-level="2">Installing</text:h>
      <text:p text:style-name="P18"><text:span text:style-name="T30">Compile</text:span> the Linux version for your architecture to the desired location (eg. ~/software or /usr/local).</text:p>
      <text:p text:style-name="P18">Bforartists<text:span text:style-name="T30"> 2</text:span> can now be launched by double-clicking the executable.</text:p>
      <text:p text:style-name="P18">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9" text:outline-level="2"><text:bookmark-start text:name="__RefHeading___Toc1335_413504702"/>Running from the terminal<text:bookmark-end text:name="__RefHeading___Toc1335_413504702"/></text:h>
      <text:p text:style-name="P18">To run Bforartists from the terminal without needing to be in the executable directory, add the extracted folder to the environment PATH.</text:p>
      <text:p text:style-name="P18">Add the following command to .bash_rc or .bash_profile with Bforartists’s binary:</text:p>
      <text:p text:style-name="P6">export PATH=$/path/to/Bforartists-VERSION-linux-glibcVERSION-ARCH:$PATH</text:p>
      <table:table table:name="Tabelle4" table:style-name="Tabelle4">
        <table:table-column table:style-name="Tabelle4.A"/>
        <table:table-row>
          <table:table-cell table:style-name="Tabelle4.A1" office:value-type="string">
            <text:p text:style-name="P12">Tip</text:p>
          </table:table-cell>
        </table:table-row>
        <table:table-row>
          <table:table-cell table:style-name="Tabelle4.A2" office:value-type="string">
            <text:p text:style-name="P18">If you use daily builds and update Bforartists frequently, you can link or always rename your folder to <text:soft-page-break/>‘Bforartists’ and use this name for the <text:span text:style-name="Source_20_Text">PATH</text:span> environment variable and for keeping the window manager menu up to date.</text:p>
          </table:table-cell>
        </table:table-row>
      </table:table>
      <text:p text:style-name="P18"/>
      <text:h text:style-name="P59" text:outline-level="2"><text:bookmark-start text:name="__RefHeading___Toc1337_413504702"/>Avoiding Alt+Mouse Conflict<text:bookmark-end text:name="__RefHeading___Toc1337_413504702"/></text:h>
      <text:p text:style-name="P18">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2060827994" text:style-name="L1">
        <text:list-item>
          <text:p text:style-name="P64"><text:span text:style-name="Strong_20_Emphasis">KDE:</text:span> System Settings &gt; Window Behavior &gt; Window Behavior &gt; Window Actions , Switch ‘Alt’ for ‘Meta’ key </text:p>
        </text:list-item>
        <text:list-item>
          <text:p text:style-name="P63"><text:span text:style-name="Strong_20_Emphasis">Unity/Gnome:</text:span> enter the following in a command line (effective at next login): </text:p>
        </text:list-item>
      </text:list>
      <text:p text:style-name="P6">gsettings set org.gnome.desktop.wm.preferences mouse-button-modifier '&lt;Super&gt;'</text:p>
      <text:h text:style-name="Heading_20_2" text:outline-level="2"><text:span text:style-name="T26"/></text:h>
      <text:p text:style-name="P9"/>
      <table:table table:name="Tabelle5" table:style-name="Tabelle5">
        <table:table-column table:style-name="Tabelle5.A"/>
        <table:table-row>
          <table:table-cell table:style-name="Tabelle5.A1" office:value-type="string">
            <text:h text:style-name="P54" text:outline-level="1"><text:bookmark-start text:name="__RefHeading___Toc1339_413504702"/>Installing on OSX<text:bookmark-end text:name="__RefHeading___Toc1339_413504702"/></text:h>
          </table:table-cell>
        </table:table-row>
      </table:table>
      <text:p text:style-name="P16"/>
      <text:p text:style-name="P18">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2">Tip</text:p>
          </table:table-cell>
        </table:table-row>
        <table:table-row>
          <table:table-cell table:style-name="Tabelle6.A2" office:value-type="string">
            <text:p text:style-name="P18">Because <text:span text:style-name="Emphasis">Bforartists</text:span> doesn’t use the standard OS menu system, you likely have a redundant menu-bar at the top.</text:p>
            <text:p text:style-name="P18">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18"/>
      <text:p text:style-name="P18"/>
      <table:table table:name="Tabelle7" table:style-name="Tabelle7">
        <table:table-column table:style-name="Tabelle7.A"/>
        <table:table-row>
          <table:table-cell table:style-name="Tabelle7.A1" office:value-type="string">
            <text:h text:style-name="P53" text:outline-level="1"><text:bookmark-start text:name="__RefHeading___Toc1341_413504702"/>Installing on MS-Windows<text:bookmark-end text:name="__RefHeading___Toc1341_413504702"/></text:h>
          </table:table-cell>
        </table:table-row>
      </table:table>
      <text:p text:style-name="P20"/>
      <text:h text:style-name="Heading_20_2" text:outline-level="2"><text:bookmark-start text:name="__RefHeading___Toc732_3546610667"/>Exe<text:bookmark-end text:name="__RefHeading___Toc732_3546610667"/></text:h>
      <text:p text:style-name="P25">Download the installer, and execute it. Follow the advice of the installer.</text:p>
      <text:h text:style-name="Heading_20_2" text:outline-level="2"><text:bookmark-start text:name="__RefHeading___Toc734_3546610667"/>Zip<text:bookmark-end text:name="__RefHeading___Toc734_3546610667"/></text:h>
      <text:p text:style-name="P18">Download the <text:span text:style-name="Source_20_Text">.zip</text:span> <text:span text:style-name="T4">file. Choose either 32 bit or 64 Bit version, dependand of your operating system. </text:span></text:p>
      <text:p text:style-name="P19"><text:soft-page-break/>Place the zip file where you want Bforartists to be. This can be everywhere at your system. Then extract the zipfile. To start Bforartists you have to double click at the exe file inside the created folder now. </text:p>
      <text:p text:style-name="P21">It is also recommend to make a shortcut towards this executable. So that you don't have to navigate to the folder all the time when you want to start Bforartists. Place this shortcut at the desktop or the quickstart taskbar.</text:p>
      <table:table table:name="Tabelle10" table:style-name="Tabelle10">
        <table:table-column table:style-name="Tabelle10.A"/>
        <table:table-row>
          <table:table-cell table:style-name="Tabelle10.A1" office:value-type="string">
            <text:h text:style-name="P56" text:outline-level="1"><text:bookmark-start text:name="__RefHeading___Toc1351_413504702"/>Configuration<text:bookmark-end text:name="__RefHeading___Toc1351_413504702"/></text:h>
          </table:table-cell>
        </table:table-row>
      </table:table>
      <text:p text:style-name="P24"><text:line-break/>Here are some quick preferences that you may wish to set as quickly as possible. The full list and explanation of the preferences is in the section <text:span text:style-name="Emphasis">User Preferences</text:span>.</text:p>
      <text:h text:style-name="P60" text:outline-level="2"><text:bookmark-start text:name="__RefHeading___Toc1353_413504702"/>Language<text:bookmark-end text:name="__RefHeading___Toc1353_413504702"/></text:h>
      <text:p text:style-name="P24">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60" text:outline-level="2"><text:bookmark-start text:name="__RefHeading___Toc1355_413504702"/>Input<text:bookmark-end text:name="__RefHeading___Toc1355_413504702"/></text:h>
      <text:p text:style-name="P24">If you have a compact keyboard without a separate number pad enable File ‣ User Preferences ‣ Emulate Numpad.</text:p>
      <text:p text:style-name="P24">If you don’t have a middle mouse button you can enable File ‣ User Preferences ‣ Emulate 3 Button Mouse.</text:p>
      <text:h text:style-name="P60" text:outline-level="2"><text:bookmark-start text:name="__RefHeading___Toc1357_413504702"/>File and Paths<text:bookmark-end text:name="__RefHeading___Toc1357_413504702"/></text:h>
      <text:p text:style-name="P24">At File ‣ User Preferences ‣ File you can set options such as what external <text:span text:style-name="Source_20_Text">Image Editor</text:span> to use, such as GIMP or Krita, and the Animation Player.</text:p>
      <text:p text:style-name="P24">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4">Tip</text:p>
          </table:table-cell>
        </table:table-row>
        <table:table-row>
          <table:table-cell table:style-name="Tabelle11.A2" office:value-type="string">
            <text:p text:style-name="P24"><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4"/>
      <text:p text:style-name="P24">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4"/>
      <table:table table:name="Tabelle8" table:style-name="Tabelle8">
        <table:table-column table:style-name="Tabelle8.A"/>
        <table:table-row>
          <table:table-cell table:style-name="Tabelle8.A1" office:value-type="string">
            <text:h text:style-name="P53" text:outline-level="1"><text:bookmark-start text:name="__RefHeading___Toc1343_413504702"/>Input Devices<text:bookmark-end text:name="__RefHeading___Toc1343_413504702"/></text:h>
          </table:table-cell>
        </table:table-row>
      </table:table>
      <text:p text:style-name="P30"><text:span text:style-name="T3"><text:line-break/>Bforartists</text:span> supports various types of input devices:</text:p>
      <text:p text:style-name="P40"><text:soft-page-break/><text:span text:style-name="T6">Keyboard (recommended: keyboard with numeric keypad, English layout works best)<text:line-break/>Mouse (recommended: 3 button mouse with scroll wheel)<text:line-break/>NDOF Devices (also known as </text:span><text:span text:style-name="Emphasis"><text:span text:style-name="T6">3D Mouse</text:span></text:span><text:span text:style-name="T6">)<text:line-break/>Graphic Tablets</text:span></text:p>
      <text:h text:style-name="P51" text:outline-level="3" text:is-list-header="true"><text:bookmark-start text:name="__RefHeading___Toc738_3546610667"/>Mice<text:bookmark-end text:name="__RefHeading___Toc738_3546610667"/></text:h>
      <text:h text:style-name="P37" text:outline-level="4"><text:bookmark-start text:name="__RefHeading___Toc740_3546610667"/>Mouse Button Emulation<text:bookmark-end text:name="__RefHeading___Toc740_3546610667"/></text:h>
      <text:p text:style-name="P33"><text:span text:style-name="T18">If you do not have a 3 button mouse, you will need to emulate it by checking the option in the </text:span><text:span text:style-name="T19">User Preferences</text:span><text:span text:style-name="T18">.</text:span></text:p>
      <text:p text:style-name="P30">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27">3-button Mouse</text:p>
          </table:table-cell>
          <table:table-cell table:style-name="Tabelle9.B1" office:value-type="string">
            <text:p text:style-name="P26"><text:span text:style-name="User_20_Entry"><text:span text:style-name="T23">LMB</text:span></text:span></text:p>
          </table:table-cell>
          <table:table-cell table:style-name="Tabelle9.B1" office:value-type="string">
            <text:p text:style-name="P26"><text:span text:style-name="User_20_Entry"><text:span text:style-name="T23">MMB</text:span></text:span></text:p>
          </table:table-cell>
          <table:table-cell table:style-name="Tabelle9.B1" office:value-type="string">
            <text:p text:style-name="P26"><text:span text:style-name="User_20_Entry"><text:span text:style-name="T23">RMB</text:span></text:span></text:p>
          </table:table-cell>
        </table:table-row>
        <table:table-row>
          <table:table-cell table:style-name="Tabelle9.A1" office:value-type="string">
            <text:p text:style-name="P27">2-button Mouse</text:p>
          </table:table-cell>
          <table:table-cell table:style-name="Tabelle9.B2" office:value-type="string">
            <text:p text:style-name="P26"><text:span text:style-name="User_20_Entry"><text:span text:style-name="T23">LMB</text:span></text:span></text:p>
          </table:table-cell>
          <table:table-cell table:style-name="Tabelle9.B2" office:value-type="string">
            <text:p text:style-name="P26"><text:span text:style-name="User_20_Entry"><text:span text:style-name="T23">Alt-LMB</text:span></text:span></text:p>
          </table:table-cell>
          <table:table-cell table:style-name="Tabelle9.B2" office:value-type="string">
            <text:p text:style-name="P17"><text:span text:style-name="User_20_Entry"><text:span text:style-name="T23">RMB</text:span></text:span></text:p>
          </table:table-cell>
        </table:table-row>
      </table:table>
      <text:p text:style-name="P23"/>
      <text:h text:style-name="P51" text:outline-level="3" text:is-list-header="true"><text:bookmark-start text:name="__RefHeading___Toc742_3546610667"/>Keyboards<text:bookmark-end text:name="__RefHeading___Toc742_3546610667"/></text:h>
      <text:h text:style-name="P37" text:outline-level="4"><text:bookmark-start text:name="__RefHeading___Toc744_3546610667"/>Numpad Emulation<text:bookmark-end text:name="__RefHeading___Toc744_3546610667"/></text:h>
      <text:p text:style-name="P30">If you do not have a numeric Numpad on the side of your keyboard, <text:span text:style-name="T29">at a laptop for example, </text:span>you may want to emulate one (uses the numbers at the top of the keyboard instead, however, removes quick access to layer visibility).</text:p>
      <text:h text:style-name="P36" text:outline-level="4"><text:bookmark-start text:name="__RefHeading___Toc746_3546610667"/>Non-English Keyboards<text:bookmark-end text:name="__RefHeading___Toc746_3546610667"/></text:h>
      <text:p text:style-name="P31">Bforartists defaults are made for an english keyboard layout. It works fine at non-english keyboards in most cases. But in the input manager in the user preferences you may stumble across some oddities.</text:p>
      <text:h text:style-name="P49" text:outline-level="3"><text:bookmark-start text:name="__RefHeading___Toc748_3546610667"/>Graphic Tablets<text:bookmark-end text:name="__RefHeading___Toc748_3546610667"/></text:h>
      <text:p text:style-name="P30">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49" text:outline-level="3"><text:bookmark-start text:name="__RefHeading___Toc750_3546610667"/>3D Mice<text:bookmark-end text:name="__RefHeading___Toc750_3546610667"/></text:h>
      <text:p text:style-name="P32"><text:span text:style-name="T20">3D Mice or NDOF devices are hardware that you can use to navigate a scene in </text:span><text:span text:style-name="T21">Bforartists</text:span><text:span text:style-name="T20">. Currently only devices made by 3Dconnexion are supported. These devices allow you to explore a scene, as well as </text:span><text:span text:style-name="T22">Walk/Fly modes</text:span><text:span text:style-name="T20">.</text:span></text:p>
      <table:table table:name="Tabelle12" table:style-name="Tabelle12">
        <table:table-column table:style-name="Tabelle12.A"/>
        <table:table-row>
          <table:table-cell table:style-name="Tabelle12.A1" office:value-type="string">
            <text:h text:style-name="P53" text:outline-level="1"><text:bookmark-start text:name="__RefHeading___Toc752_3546610667"/>Configuring Directories<text:bookmark-end text:name="__RefHeading___Toc752_3546610667"/></text:h>
          </table:table-cell>
        </table:table-row>
      </table:table>
      <text:p text:style-name="P15"><text:soft-page-break/></text:p>
      <text:p text:style-name="P18">There are three different directories Bforartists may use, their exact locations are operating system dependent.</text:p>
      <text:p text:style-name="P39">LOCAL </text:p>
      <text:p text:style-name="P4">Location of configuration and runtime data (for self contained bundle) </text:p>
      <text:p text:style-name="P39">USER </text:p>
      <text:p text:style-name="P4">Location of configuration files (normally in the user’s home directory). </text:p>
      <text:p text:style-name="P39">SYSTEM </text:p>
      <text:p text:style-name="P5">Location of runtime data for system wide installation (may be read-only). </text:p>
      <text:p text:style-name="P18">For system installations both <text:span text:style-name="Strong_20_Emphasis">SYSTEM</text:span> and <text:span text:style-name="Strong_20_Emphasis">USER</text:span> directories are needed.</text:p>
      <text:p text:style-name="P18">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3">Note</text:p>
          </table:table-cell>
        </table:table-row>
        <table:table-row>
          <table:table-cell table:style-name="Tabelle13.A2" office:value-type="string">
            <text:p text:style-name="P18">You may need to have the “show hidden files” option checked in your file browser settings.</text:p>
          </table:table-cell>
        </table:table-row>
      </table:table>
      <text:h text:style-name="P52" text:outline-level="1"><text:bookmark-start text:name="__RefHeading___Toc1361_413504702"/>Platform Dependant Paths<text:bookmark-end text:name="__RefHeading___Toc1361_413504702"/></text:h>
      <text:p text:style-name="P18"><text:span text:style-name="T3">Every OS handles the peripheral paths a bit different. T</text:span>he default locations for each system<text:span text:style-name="T29"> are as follow. Note that </text:span><text:span text:style-name="T6">he path</text:span><text:span text:style-name="T7"> </text:span><text:span text:style-name="Source_20_Text"><text:span text:style-name="T11">./|</text:span></text:span><text:span text:style-name="Source_20_Text"><text:span text:style-name="T12">BFORARTISTS</text:span></text:span><text:span text:style-name="Source_20_Text"><text:span text:style-name="T11">_VERSION|/</text:span></text:span><text:span text:style-name="T13"> </text:span><text:span text:style-name="T6">is relative to the </text:span><text:span text:style-name="T8">Bforartists</text:span><text:span text:style-name="T6"> executable</text:span><text:span text:style-name="T8">.</text:span></text:p>
      <text:p text:style-name="Horizontal_20_Line"/>
      <text:h text:style-name="P50" text:outline-level="3"><text:bookmark-start text:name="__RefHeading___Toc1363_413504702"/>Linux<text:bookmark-end text:name="__RefHeading___Toc1363_413504702"/></text:h>
      <text:p text:style-name="P11">LOCAL </text:p>
      <text:p text:style-name="P34">./2.80/</text:p>
      <text:p text:style-name="P11">USER </text:p>
      <text:p text:style-name="P34">$HOME/.config/Bforartists/2.80/</text:p>
      <text:p text:style-name="P11">SYSTEM </text:p>
      <text:p text:style-name="P34">/usr/share/Bforartists/2.80/</text:p>
      <table:table table:name="Tabelle15" table:style-name="Tabelle15">
        <table:table-column table:style-name="Tabelle15.A"/>
        <table:table-row>
          <table:table-cell table:style-name="Tabelle15.A1" office:value-type="string">
            <text:p text:style-name="P13">Note</text:p>
          </table:table-cell>
        </table:table-row>
        <table:table-row>
          <table:table-cell table:style-name="Tabelle15.A2" office:value-type="string">
            <text:p text:style-name="P18">The <text:span text:style-name="Strong_20_Emphasis">USER</text:span> path will use <text:span text:style-name="Source_20_Text">$XDG_CONFIG_HOME</text:span> if its set:</text:p>
            <text:p text:style-name="P6">$XDG_CONFIG_HOME/Bforartists/2.80/</text:p>
          </table:table-cell>
        </table:table-row>
      </table:table>
      <text:p text:style-name="P18"/>
      <text:p text:style-name="Horizontal_20_Line"/>
      <text:h text:style-name="P50" text:outline-level="3"><text:bookmark-start text:name="__RefHeading___Toc1365_413504702"/>Mac OSX<text:bookmark-end text:name="__RefHeading___Toc1365_413504702"/></text:h>
      <text:p text:style-name="P11">LOCAL </text:p>
      <text:p text:style-name="P34"><text:soft-page-break/>./2.80/</text:p>
      <text:p text:style-name="P11">USER </text:p>
      <text:p text:style-name="P34">/Users/$USER/Library/Application Support/Bforartists/2.80/</text:p>
      <text:p text:style-name="P11">SYSTEM </text:p>
      <text:p text:style-name="P34">/Library/Application Support/Bforartists/2.80/</text:p>
      <text:p text:style-name="P24"/>
      <table:table table:name="Tabelle16" table:style-name="Tabelle16">
        <table:table-column table:style-name="Tabelle16.A"/>
        <table:table-row>
          <table:table-cell table:style-name="Tabelle16.A1" office:value-type="string">
            <text:p text:style-name="P14">Note</text:p>
          </table:table-cell>
        </table:table-row>
        <table:table-row>
          <table:table-cell table:style-name="Tabelle16.A2" office:value-type="string">
            <text:p text:style-name="P24">OSX stores the Bforartists binary in <text:span text:style-name="Source_20_Text">./Bforartists.app/Contents/MacOS/Bforartists</text:span>, so the local path to data &amp; config is:</text:p>
            <text:p text:style-name="P8">./Bforartists.app/Contents/MacOS/2.80/</text:p>
          </table:table-cell>
        </table:table-row>
      </table:table>
      <text:p text:style-name="P24"/>
      <text:p text:style-name="Horizontal_20_Line"/>
      <text:h text:style-name="P50" text:outline-level="3"><text:bookmark-start text:name="__RefHeading___Toc1367_413504702"/>MS-Windows<text:bookmark-end text:name="__RefHeading___Toc1367_413504702"/></text:h>
      <text:p text:style-name="P11">LOCAL </text:p>
      <text:p text:style-name="P34">.\2.80\.</text:p>
      <text:p text:style-name="P11">USER </text:p>
      <text:p text:style-name="P34">C:\Documents and Settings\$USERNAME\AppData\Roaming\Bforartists Foundation\Bforartists\2.80\</text:p>
      <text:p text:style-name="P11">SYSTEM </text:p>
      <text:p text:style-name="P34">C:\Documents and Settings\All Users\AppData\Roaming\Bforartists Foundation\Bforartists\2.80\</text:p>
      <text:p text:style-name="Horizontal_20_Line"/>
      <text:h text:style-name="P59" text:outline-level="2"><text:bookmark-start text:name="__RefHeading___Toc1369_413504702"/>Path Layout<text:bookmark-end text:name="__RefHeading___Toc1369_413504702"/></text:h>
      <text:p text:style-name="P18">This is the path layout which is used within the directories described above.</text:p>
      <text:p text:style-name="P18">Where <text:span text:style-name="Source_20_Text">./config/startup.blend</text:span> could be ~/.Bforartists/2.80/config/startup.blend for example.</text:p>
      <text:p text:style-name="P10"><text:span text:style-name="Source_20_Text">./autosave/ ...</text:span> </text:p>
      <text:p text:style-name="P35">Autosave blend file location. <text:span text:style-name="Emphasis">Windows only, temp directory used for other systems.</text:span></text:p>
      <text:p text:style-name="P35">Search order: <text:span text:style-name="Source_20_Text">LOCAL, USER</text:span>.</text:p>
      <text:p text:style-name="P10"><text:span text:style-name="Source_20_Text">./config/ ...</text:span> </text:p>
      <text:p text:style-name="P35">Defaults &amp; session info.</text:p>
      <text:p text:style-name="P35"><text:soft-page-break/>Search order: <text:span text:style-name="Source_20_Text">LOCAL, USER</text:span>.</text:p>
      <text:p text:style-name="P38"><text:span text:style-name="Source_20_Text">./config/startup.blend</text:span> </text:p>
      <text:p text:style-name="P4">Default file to load on startup. </text:p>
      <text:p text:style-name="P38"><text:span text:style-name="Source_20_Text">./config/userpref.blend</text:span> </text:p>
      <text:p text:style-name="P4">Default preferences to load on startup. </text:p>
      <text:p text:style-name="P38"><text:span text:style-name="Source_20_Text">./config/bookmarks.txt</text:span> </text:p>
      <text:p text:style-name="P4">File selector bookmarks. </text:p>
      <text:p text:style-name="P38"><text:span text:style-name="Source_20_Text">./config/recent-files.txt</text:span> </text:p>
      <text:p text:style-name="P4">Recent file menu list. </text:p>
      <text:p text:style-name="P10"><text:span text:style-name="Source_20_Text">./datafiles/ ...</text:span> </text:p>
      <text:p text:style-name="P35">Runtime files.</text:p>
      <text:p text:style-name="P35">Search order: <text:span text:style-name="Source_20_Text">LOCAL, USER, SYSTEM</text:span></text:p>
      <text:p text:style-name="P38"><text:span text:style-name="Source_20_Text">./datafiles/locale/{language}/</text:span> </text:p>
      <text:p text:style-name="P4">Static precompiled language files for UI translation. </text:p>
      <text:p text:style-name="P38"><text:span text:style-name="Source_20_Text">./datafiles/icons/*.png</text:span> </text:p>
      <text:p text:style-name="P4">Icon themes for Bforartistss user interface. <text:span text:style-name="Emphasis">Not currently selectable in the theme preferences.</text:span> </text:p>
      <text:p text:style-name="P38"><text:span text:style-name="Source_20_Text">./datafiles/brushicons/*.png</text:span> </text:p>
      <text:p text:style-name="P4">Images for each brush. </text:p>
      <text:p text:style-name="P10"><text:span text:style-name="Source_20_Text">./scripts/ ...</text:span> </text:p>
      <text:p text:style-name="P35">Python scripts for the user interface and tools.</text:p>
      <text:p text:style-name="P35">Search order: <text:span text:style-name="Source_20_Text">LOCAL, USER, SYSTEM</text:span>.</text:p>
      <text:p text:style-name="P38"><text:span text:style-name="Source_20_Text">./scripts/addons/*.py</text:span> </text:p>
      <text:p text:style-name="P4">Python add-ons which may be enabled in the user preferences, includes import/export format support, render engine integration and many handy utilities. </text:p>
      <text:p text:style-name="P38"><text:span text:style-name="Source_20_Text">./scripts/addons/modules/*.py</text:span> </text:p>
      <text:p text:style-name="P4">Modules for add-ons to use (added to Python’s sys.path). </text:p>
      <text:p text:style-name="P38"><text:span text:style-name="Source_20_Text">./scripts/addons_contrib/*.py</text:span> </text:p>
      <text:p text:style-name="P4">Another add-ons directory which is used for community maintained add-ons (must be manually created). </text:p>
      <text:p text:style-name="P38"><text:span text:style-name="Source_20_Text">./scripts/addons_contrib/modules/*.py</text:span> </text:p>
      <text:p text:style-name="P4">Modules for addons_contrib to use (added to Python’s sys.path). </text:p>
      <text:p text:style-name="P38"><text:span text:style-name="Source_20_Text">./scripts/modules/*.py</text:span> </text:p>
      <text:p text:style-name="P4">Python modules containing our core API and utility functions for other scripts to import (added to Python’s <text:span text:style-name="Source_20_Text">sys.path</text:span>). </text:p>
      <text:p text:style-name="P38"><text:span text:style-name="Source_20_Text">./scripts/startup/*.py</text:span> </text:p>
      <text:p text:style-name="P4">Scripts which are automatically imported on startup. </text:p>
      <text:p text:style-name="P38"><text:span text:style-name="Source_20_Text">./scripts/presets/{preset}/*.py</text:span> </text:p>
      <text:p text:style-name="P4">Presets used for storing user defined settings for cloth, render formats etc. </text:p>
      <text:p text:style-name="P38"><text:span text:style-name="Source_20_Text">./scripts/templates/*.py</text:span> </text:p>
      <text:p text:style-name="P4">Example scripts which can be accessed from: Text Space’s Header –&gt; Text –&gt; Script Templates. </text:p>
      <text:p text:style-name="P10"><text:span text:style-name="Source_20_Text">./python/ ...</text:span> </text:p>
      <text:p text:style-name="P35">Bundled Python distribution, only necessary when the system Python installation is absent or incompatible.</text:p>
      <text:p text:style-name="P35">Search order: <text:span text:style-name="Source_20_Text">LOCAL, SYSTEM</text:span>. <text:s text:c="7"/></text:p>
      <text:h text:style-name="P62" text:outline-level="2"><text:bookmark-start text:name="__RefHeading___Toc754_3546610667"/><text:soft-page-break/>Temporary Directory<text:bookmark-end text:name="__RefHeading___Toc754_3546610667"/></text:h>
      <text:p text:style-name="P30">The temporary directory is used to store various files at run-time (including render layers, physics cache, copy-paste buffer and crash logs).</text:p>
      <text:p text:style-name="P30">The temporary directory is selected based on the following priority:</text:p>
      <text:list xml:id="list1588726366" text:style-name="L2">
        <text:list-item>
          <text:p text:style-name="P65"><text:span text:style-name="T6">User Preference (see </text:span><text:a xlink:type="simple" xlink:href="https://docs.blender.org/manual/en/dev/preferences/file.html#prefs-file-paths" text:style-name="Internet_20_link" text:visited-style-name="Visited_20_Internet_20_Link"><text:span text:style-name="T17">File Paths</text:span></text:a><text:span text:style-name="T6">).</text:span></text:p>
        </text:list-item>
        <text:list-item>
          <text:p text:style-name="P65"><text:span text:style-name="T6">Environment variables (</text:span><text:span text:style-name="Source_20_Text"><text:span text:style-name="T11">TEMP</text:span></text:span><text:span text:style-name="T6"> on MS-Windows, </text:span><text:span text:style-name="Source_20_Text"><text:span text:style-name="T11">TMP</text:span></text:span><text:span text:style-name="T6"> &amp; </text:span><text:span text:style-name="Source_20_Text"><text:span text:style-name="T11">TMP_DIR</text:span></text:span><text:span text:style-name="T6"> on other platforms).</text:span></text:p>
        </text:list-item>
        <text:list-item>
          <text:p text:style-name="P65"><text:span text:style-name="T6">The </text:span><text:span text:style-name="Source_20_Text"><text:span text:style-name="T11">/tmp/</text:span></text:span><text:span text:style-name="T6"> directory.</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30fa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2 Reference Manual - </text:span>© Copyright <text:span text:style-name="MT2">- </text:span>This page is <text:span text:style-name="MT3">Public Domain</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9:58.049000000</meta:creation-date>
    <dc:title>standard1cm</dc:title>
    <meta:editing-duration>PT2H9M22S</meta:editing-duration>
    <meta:editing-cycles>16</meta:editing-cycles>
    <meta:generator>LibreOffice/6.1.4.2$Windows_X86_64 LibreOffice_project/9d0f32d1f0b509096fd65e0d4bec26ddd1938fd3</meta:generator>
    <dc:date>2019-03-04T13:01:39.066000000</dc:date>
    <meta:document-statistic meta:table-count="15" meta:image-count="0" meta:object-count="0" meta:page-count="9" meta:paragraph-count="214" meta:word-count="1698" meta:character-count="11378" meta:non-whitespace-character-count="9824"/>
    <meta:template xlink:type="simple" xlink:actuate="onRequest" xlink:title="standard1cm" xlink:href="../../../../AppData/Roaming/LibreOffice/4/user/template/standard1cm.ott" meta:date="2016-03-28T18:49:57.916000000"/>
  </office:meta>
</office:document-meta>
</file>